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0067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ff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55" draw:layer="" svg:width="50.14925200000pt" svg:height="100.00000000000pt"/>
          <draw:rect draw:style-name="gr3" draw:id="shape3" draw:name="rect557" draw:layer="" svg:width="50.14925840000pt" svg:height="100.00000000000pt" svg:x="99.85073600000pt" svg:y="0.00000000000pt"/>
          <draw:rect draw:style-name="gr4" draw:id="shape4" draw:name="rect556" draw:layer="" svg:width="49.70148960000pt" svg:height="100.00000000000pt" svg:x="50.14925200000pt" svg:y="0.0000000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1:27</dc:date>
    <meta:creation-date>2011-05-22T06:11:10</meta:creation-date>
    <dc:creator>Yue Liu</dc:creator>
  </office:meta>
</office:document-meta>
</file>